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644cm" fo:margin-left="1.111cm" table:align="left" style:writing-mode="lr-tb"/>
    </style:style>
    <style:style style:name="Tableau1.A" style:family="table-column">
      <style:table-column-properties style:column-width="16.64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132cm" fo:border-left="0.5pt solid #000000" fo:border-right="0.5pt solid #000000" fo:border-top="0.5pt solid #000000" fo:border-bottom="none" style:writing-mode="lr-tb"/>
    </style:style>
    <style:style style:name="Tableau1.A2" style:family="table-cell">
      <style:table-cell-properties style:vertical-align="top" fo:padding="0.132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6.718cm" table:align="center" style:writing-mode="lr-tb"/>
    </style:style>
    <style:style style:name="Tableau2.A" style:family="table-column">
      <style:table-column-properties style:column-width="11.001cm"/>
    </style:style>
    <style:style style:name="Tableau2.B" style:family="table-column">
      <style:table-column-properties style:column-width="1.9cm"/>
    </style:style>
    <style:style style:name="Tableau2.D" style:family="table-column">
      <style:table-column-properties style:column-width="1.91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8" style:family="table-row">
      <style:table-row-properties style:min-row-height="0.586cm" fo:keep-together="auto"/>
    </style:style>
    <style:style style:name="Tableau2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Header">
      <style:paragraph-properties fo:margin-left="0cm" fo:margin-right="0cm" fo:text-align="end" style:justify-single-word="false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P4" style:family="paragraph" style:parent-style-name="Header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2.771cm"/>
        </style:tab-stops>
      </style:paragraph-properties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5c8526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officeooo:rsid="0025192e" officeooo:paragraph-rsid="0025192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66ff" fo:font-size="10pt" fo:font-weight="bold" officeooo:rsid="0025192e" officeooo:paragraph-rsid="0025192e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officeooo:rsid="0027d49e" officeooo:paragraph-rsid="0027d49e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officeooo:rsid="0025192e" officeooo:paragraph-rsid="0025192e"/>
    </style:style>
    <style:style style:name="P15" style:family="paragraph" style:parent-style-name="Standard">
      <style:paragraph-properties fo:margin-left="0cm" fo:margin-right="0cm" fo:margin-top="0cm" fo:margin-bottom="0.199cm" loext:contextual-spacing="false" fo:text-indent="0cm" style:auto-text-indent="false" style:shadow="none"/>
      <style:text-properties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paragraph-properties fo:margin-left="0cm" fo:margin-right="0cm" fo:margin-top="0cm" fo:margin-bottom="0.199cm" loext:contextual-spacing="false" fo:text-indent="0cm" style:auto-text-indent="false" style:shadow="none"/>
      <style:text-properties style:font-name="Arial1" fo:font-size="12pt" style:text-underline-style="solid" style:text-underline-width="auto" style:text-underline-color="font-color" fo:font-weight="bold" officeooo:paragraph-rsid="0017b163" style:font-weight-asian="bold"/>
    </style:style>
    <style:style style:name="P17" style:family="paragraph" style:parent-style-name="Standard">
      <style:paragraph-properties fo:margin-left="0cm" fo:margin-right="0cm" fo:margin-top="0cm" fo:margin-bottom="0.199cm" loext:contextual-spacing="false" fo:text-indent="0cm" style:auto-text-indent="false" fo:break-before="page"/>
      <style:text-properties style:text-underline-style="solid" style:text-underline-width="auto" style:text-underline-color="font-color" fo:font-weight="bold" style:font-weight-asian="bold"/>
    </style:style>
    <style:style style:name="P18" style:family="paragraph" style:parent-style-name="Standard">
      <style:paragraph-properties fo:margin-left="0cm" fo:margin-right="0cm" fo:margin-top="0cm" fo:margin-bottom="0.199cm" loext:contextual-spacing="false" fo:text-indent="0cm" style:auto-text-indent="false" fo:break-before="page"/>
      <style:text-properties style:text-underline-style="solid" style:text-underline-width="auto" style:text-underline-color="font-color" fo:font-weight="bold" officeooo:paragraph-rsid="0017b163" style:font-weight-asian="bold"/>
    </style:style>
    <style:style style:name="P19" style:family="paragraph" style:parent-style-name="Standard">
      <style:paragraph-properties fo:margin-left="0cm" fo:margin-right="0cm" fo:margin-top="0cm" fo:margin-bottom="0.3cm" loext:contextual-spacing="false" fo:text-indent="0cm" style:auto-text-indent="false"/>
    </style:style>
    <style:style style:name="P20" style:family="paragraph" style:parent-style-name="Standard">
      <style:paragraph-properties fo:margin-left="0cm" fo:margin-right="0cm" fo:margin-top="0cm" fo:margin-bottom="0.3cm" loext:contextual-spacing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21" style:family="paragraph" style:parent-style-name="Standard">
      <style:paragraph-properties fo:margin-left="0cm" fo:margin-right="0cm" fo:margin-top="0cm" fo:margin-bottom="0.3cm" loext:contextual-spacing="false" fo:text-indent="0cm" style:auto-text-indent="false"/>
      <style:text-properties style:text-underline-style="solid" style:text-underline-width="auto" style:text-underline-color="font-color" fo:font-weight="bold" officeooo:paragraph-rsid="0017b163" style:font-weight-asian="bold" style:font-weight-complex="bold"/>
    </style:style>
    <style:style style:name="P22" style:family="paragraph" style:parent-style-name="Standard">
      <style:paragraph-properties fo:margin-left="0cm" fo:margin-right="0cm" fo:margin-top="0cm" fo:margin-bottom="0.3cm" loext:contextual-spacing="false" fo:text-indent="0cm" style:auto-text-indent="false"/>
      <style:text-properties style:font-name="Arial" fo:font-size="12pt" fo:font-style="italic" style:text-underline-style="none" fo:font-weight="normal" officeooo:rsid="0017b163" officeooo:paragraph-rsid="0017b163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>
      <style:paragraph-properties fo:margin-left="0cm" fo:margin-right="0cm" fo:margin-top="0cm" fo:margin-bottom="0.3cm" loext:contextual-spacing="false" fo:text-indent="0cm" style:auto-text-indent="false"/>
    </style:style>
    <style:style style:name="P24" style:family="paragraph" style:parent-style-name="Text_20_body">
      <style:paragraph-properties fo:margin-left="0cm" fo:margin-right="0cm" fo:text-indent="0cm" style:auto-text-indent="false"/>
    </style:style>
    <style:style style:name="P25" style:family="paragraph" style:parent-style-name="Standard">
      <style:paragraph-properties fo:margin-left="0cm" fo:margin-right="0cm" fo:margin-top="0.3cm" fo:margin-bottom="0cm" loext:contextual-spacing="false" fo:text-indent="0cm" style:auto-text-indent="false">
        <style:tab-stops>
          <style:tab-stop style:position="2.771cm"/>
        </style:tab-stops>
      </style:paragraph-properties>
    </style:style>
    <style:style style:name="P26" style:family="paragraph" style:parent-style-name="Standard">
      <style:paragraph-properties fo:margin-left="0cm" fo:margin-right="0cm" fo:margin-top="0.3cm" fo:margin-bottom="0cm" loext:contextual-spacing="false" fo:text-indent="0cm" style:auto-text-indent="false"/>
      <style:text-properties officeooo:paragraph-rsid="000a4dd0"/>
    </style:style>
    <style:style style:name="P27" style:family="paragraph" style:parent-style-name="Auteurs">
      <style:paragraph-properties fo:margin-left="0cm" fo:margin-right="0cm" fo:text-indent="0cm" style:auto-text-indent="false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0a4dd0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 style:shadow="none"/>
      <style:text-properties officeooo:rsid="0017b163" officeooo:paragraph-rsid="0017b163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 style:shadow="none"/>
      <style:text-properties style:font-name="Arial1" fo:font-size="12pt" style:text-underline-style="none" fo:font-weight="normal" officeooo:paragraph-rsid="0017b163" style:font-weight-asian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 style:shadow="none"/>
      <style:text-properties style:font-name="Arial1" fo:font-size="12pt" style:text-underline-style="none" fo:font-weight="normal" officeooo:rsid="0017b163" officeooo:paragraph-rsid="0017b163" style:font-weight-asian="normal" style:font-weight-complex="normal"/>
    </style:style>
    <style:style style:name="P32" style:family="paragraph" style:parent-style-name="Standard">
      <style:paragraph-properties fo:margin-left="0cm" fo:margin-right="0cm" fo:margin-top="0cm" fo:margin-bottom="0.4cm" loext:contextual-spacing="false" fo:text-indent="0cm" style:auto-text-indent="false"/>
    </style:style>
    <style:style style:name="P33" style:family="paragraph" style:parent-style-name="Header">
      <style:text-properties fo:font-size="1pt" style:font-size-asian="1pt" style:font-size-complex="1pt"/>
    </style:style>
    <style:style style:name="P34" style:family="paragraph" style:parent-style-name="Footer">
      <style:paragraph-properties fo:margin-left="0cm" fo:margin-right="-0.002cm" fo:text-align="start" style:justify-single-word="false" fo:text-indent="0cm" style:auto-text-indent="false">
        <style:tab-stops>
          <style:tab-stop style:position="9.502cm" style:type="center"/>
          <style:tab-stop style:position="18.503cm" style:type="right"/>
        </style:tab-stops>
      </style:paragraph-properties>
    </style:style>
    <style:style style:name="P35" style:family="paragraph" style:parent-style-name="Normal_20__28_Web_29_">
      <style:paragraph-properties fo:margin-top="0cm" fo:margin-bottom="0cm" loext:contextual-spacing="false" style:snap-to-layout-grid="false"/>
      <style:text-properties style:font-name="Arial" fo:font-weight="bold" style:font-weight-asian="bold" style:font-name-complex="Arial" style:font-weight-complex="bold"/>
    </style:style>
    <style:style style:name="P36" style:family="paragraph" style:parent-style-name="Standard">
      <style:paragraph-properties fo:margin-top="0cm" fo:margin-bottom="0.4cm" loext:contextual-spacing="false"/>
    </style:style>
    <style:style style:name="P37" style:family="paragraph" style:parent-style-name="Standard">
      <style:paragraph-properties fo:margin-top="0cm" fo:margin-bottom="0.4cm" loext:contextual-spacing="false"/>
      <style:text-properties officeooo:paragraph-rsid="0010e292"/>
    </style:style>
    <style:style style:name="P38" style:family="paragraph" style:parent-style-name="Standard" style:master-page-name="Standard">
      <style:paragraph-properties style:page-number="1"/>
    </style:style>
    <style:style style:name="P39" style:family="paragraph" style:parent-style-name="Standard" style:list-style-name="WW8Num2">
      <style:paragraph-properties fo:margin-left="0cm" fo:margin-right="0cm" fo:margin-top="0cm" fo:margin-bottom="0.3cm" loext:contextual-spacing="false" fo:text-indent="0cm" style:auto-text-indent="false"/>
      <style:text-properties fo:color="#0066ff" fo:font-size="10pt" fo:font-weight="bold" officeooo:rsid="0025192e" officeooo:paragraph-rsid="0029f38f" style:font-size-asian="10pt" style:font-weight-asian="bold" style:font-size-complex="10pt" style:font-weight-complex="bold"/>
    </style:style>
    <style:style style:name="P40" style:family="paragraph" style:parent-style-name="Text_20_body" style:list-style-name="L1"/>
    <style:style style:name="P41" style:family="paragraph" style:parent-style-name="Text_20_body" style:list-style-name="L1">
      <style:paragraph-properties fo:margin-top="0cm" fo:margin-bottom="0.423cm" loext:contextual-spacing="false">
        <style:tab-stops/>
      </style:paragraph-properties>
    </style:style>
    <style:style style:name="P42" style:family="paragraph" style:parent-style-name="Text_20_body" style:list-style-name="L1">
      <style:paragraph-properties fo:margin-top="0cm" fo:margin-bottom="0.423cm" loext:contextual-spacing="false">
        <style:tab-stops/>
      </style:paragraph-properties>
      <style:text-properties officeooo:paragraph-rsid="000a4dd0"/>
    </style:style>
    <style:style style:name="P43" style:family="paragraph" style:parent-style-name="Text_20_body" style:list-style-name="L1">
      <style:paragraph-properties fo:margin-top="0cm" fo:margin-bottom="0.423cm" loext:contextual-spacing="false">
        <style:tab-stops/>
      </style:paragraph-properties>
      <style:text-properties officeooo:paragraph-rsid="0014fe30"/>
    </style:style>
    <style:style style:name="P44" style:family="paragraph" style:parent-style-name="Text_20_body" style:list-style-name="L1">
      <style:paragraph-properties fo:margin-top="0cm" fo:margin-bottom="0.423cm" loext:contextual-spacing="false">
        <style:tab-stops/>
      </style:paragraph-properties>
      <style:text-properties fo:color="#0066ff" style:font-name="Courier New1" fo:font-size="10pt" fo:font-weight="bold" officeooo:rsid="002a384b" officeooo:paragraph-rsid="002a384b" style:font-size-asian="10pt" style:font-weight-asian="bold" style:font-size-complex="10pt" style:font-weight-complex="bold"/>
    </style:style>
    <style:style style:name="P45" style:family="paragraph" style:parent-style-name="Text_20_body" style:list-style-name="L1">
      <style:paragraph-properties fo:margin-top="0cm" fo:margin-bottom="0.423cm" loext:contextual-spacing="false">
        <style:tab-stops/>
      </style:paragraph-properties>
      <style:text-properties fo:color="#0066ff" style:font-name="Courier New1" fo:font-size="9pt" fo:font-weight="bold" officeooo:rsid="002a384b" officeooo:paragraph-rsid="002a384b" style:font-size-asian="9pt" style:font-weight-asian="bold" style:font-size-complex="9pt" style:font-weight-complex="bold"/>
    </style:style>
    <style:style style:name="P46" style:family="paragraph" style:parent-style-name="Text_20_body" style:list-style-name="L1">
      <style:paragraph-properties fo:margin-top="0cm" fo:margin-bottom="0.423cm" loext:contextual-spacing="false">
        <style:tab-stops/>
      </style:paragraph-properties>
      <style:text-properties officeooo:rsid="002a384b" officeooo:paragraph-rsid="002a384b"/>
    </style:style>
    <style:style style:name="P47" style:family="paragraph" style:parent-style-name="Text_20_body" style:list-style-name="L1">
      <style:paragraph-properties fo:margin-top="0cm" fo:margin-bottom="0.423cm" loext:contextual-spacing="false">
        <style:tab-stops/>
      </style:paragraph-properties>
      <style:text-properties fo:color="#ff3333" fo:font-weight="bold" officeooo:rsid="002a384b" officeooo:paragraph-rsid="002a384b" style:font-weight-asian="bold" style:font-weight-complex="bold"/>
    </style:style>
    <style:style style:name="P48" style:family="paragraph" style:parent-style-name="Heading_20_1">
      <style:paragraph-properties fo:margin-left="0cm" fo:margin-right="0cm" fo:text-indent="0cm" style:auto-text-indent="false"/>
    </style:style>
    <style:style style:name="P49" style:family="paragraph" style:parent-style-name="Heading_20_1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16.233cm" style:type="right"/>
        </style:tab-stops>
      </style:paragraph-properties>
      <style:text-properties fo:font-size="12pt" style:font-size-asian="12pt" style:font-name-complex="Arial" style:font-size-complex="12pt"/>
    </style:style>
    <style:style style:name="P50" style:family="paragraph" style:parent-style-name="Heading_20_3">
      <style:paragraph-properties fo:margin-top="0cm" fo:margin-bottom="0.199cm" loext:contextual-spacing="false"/>
    </style:style>
    <style:style style:name="P51" style:family="paragraph" style:parent-style-name="Article">
      <style:paragraph-properties>
        <style:tab-stops>
          <style:tab-stop style:position="0.499cm"/>
          <style:tab-stop style:position="3cm"/>
        </style:tab-stops>
      </style:paragraph-properties>
    </style:style>
    <style:style style:name="P52" style:family="paragraph" style:parent-style-name="Article">
      <style:paragraph-properties>
        <style:tab-stops>
          <style:tab-stop style:position="0.134cm"/>
          <style:tab-stop style:position="0.499cm"/>
          <style:tab-stop style:position="3cm"/>
        </style:tab-stops>
      </style:paragraph-properties>
    </style:style>
    <style:style style:name="P53" style:family="paragraph" style:parent-style-name="Article">
      <style:paragraph-properties fo:margin-left="0.501cm" fo:margin-right="0cm" fo:text-indent="0cm" style:auto-text-indent="false">
        <style:tab-stops>
          <style:tab-stop style:position="0.499cm"/>
        </style:tab-stops>
      </style:paragraph-properties>
    </style:style>
    <style:style style:name="P54" style:family="paragraph" style:parent-style-name="ArticleNum">
      <style:paragraph-properties fo:margin-left="-1.249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55" style:family="paragraph" style:parent-style-name="ArticleNum" style:list-style-name="">
      <style:paragraph-properties fo:margin-left="-1.249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56" style:family="paragraph" style:parent-style-name="ArticleNum">
      <style:paragraph-properties fo:margin-top="0cm" fo:margin-bottom="0.3cm" loext:contextual-spacing="false"/>
    </style:style>
    <style:style style:name="P57" style:family="paragraph" style:parent-style-name="ArticleNum">
      <style:paragraph-properties fo:margin-top="0cm" fo:margin-bottom="0.3cm" loext:contextual-spacing="false"/>
      <style:text-properties officeooo:paragraph-rsid="0025192e"/>
    </style:style>
    <style:style style:name="P58" style:family="paragraph" style:parent-style-name="ArticleNum">
      <style:paragraph-properties fo:margin-top="0cm" fo:margin-bottom="0.3cm" loext:contextual-spacing="false"/>
      <style:text-properties officeooo:paragraph-rsid="00264c44"/>
    </style:style>
    <style:style style:name="P59" style:family="paragraph" style:parent-style-name="ArticleNum" style:list-style-name="WW8Num2">
      <style:paragraph-properties fo:margin-top="0cm" fo:margin-bottom="0.3cm" loext:contextual-spacing="false"/>
    </style:style>
    <style:style style:name="P60" style:family="paragraph" style:parent-style-name="ArticleNum" style:list-style-name="WW8Num2">
      <style:paragraph-properties fo:margin-top="0cm" fo:margin-bottom="0.3cm" loext:contextual-spacing="false"/>
      <style:text-properties officeooo:paragraph-rsid="0029f38f"/>
    </style:style>
    <style:style style:name="P61" style:family="paragraph" style:parent-style-name="ArticleNum">
      <style:paragraph-properties fo:margin-top="0cm" fo:margin-bottom="0.3cm" loext:contextual-spacing="false"/>
      <style:text-properties officeooo:paragraph-rsid="0029f38f"/>
    </style:style>
    <style:style style:name="P62" style:family="paragraph" style:parent-style-name="ArticleNum">
      <style:paragraph-properties fo:margin-top="0cm" fo:margin-bottom="0.3cm" loext:contextual-spacing="false"/>
      <style:text-properties officeooo:paragraph-rsid="0029780b"/>
    </style:style>
    <style:style style:name="P63" style:family="paragraph" style:parent-style-name="ArticleNum" style:list-style-name="L1">
      <style:paragraph-properties fo:margin-top="0cm" fo:margin-bottom="0.3cm" loext:contextual-spacing="false"/>
    </style:style>
    <style:style style:name="P64" style:family="paragraph" style:parent-style-name="ArticleNum" style:list-style-name="L1">
      <style:paragraph-properties fo:margin-top="0cm" fo:margin-bottom="0.3cm" loext:contextual-spacing="false"/>
      <style:text-properties officeooo:paragraph-rsid="000bd5ca"/>
    </style:style>
    <style:style style:name="P65" style:family="paragraph" style:parent-style-name="ArticleNum" style:list-style-name="L1">
      <style:paragraph-properties fo:margin-top="0cm" fo:margin-bottom="0.3cm" loext:contextual-spacing="false"/>
      <style:text-properties officeooo:paragraph-rsid="00142c48"/>
    </style:style>
    <style:style style:name="P66" style:family="paragraph" style:parent-style-name="ArticleNum" style:list-style-name="L1">
      <style:paragraph-properties fo:margin-top="0cm" fo:margin-bottom="0.3cm" loext:contextual-spacing="false"/>
      <style:text-properties officeooo:paragraph-rsid="000d3ef3"/>
    </style:style>
    <style:style style:name="P67" style:family="paragraph" style:parent-style-name="ArticleNum" style:list-style-name="L1">
      <style:paragraph-properties fo:margin-top="0cm" fo:margin-bottom="0.3cm" loext:contextual-spacing="false"/>
      <style:text-properties fo:color="#0066ff" fo:font-size="10pt" fo:font-weight="bold" officeooo:rsid="002a384b" officeooo:paragraph-rsid="002a384b" style:font-size-asian="10pt" style:font-weight-asian="bold" style:font-size-complex="10pt" style:font-weight-complex="bold"/>
    </style:style>
    <style:style style:name="P68" style:family="paragraph" style:parent-style-name="ArticleNum" style:list-style-name="L1">
      <style:paragraph-properties fo:margin-top="0cm" fo:margin-bottom="0.3cm" loext:contextual-spacing="false"/>
      <style:text-properties fo:color="#0066ff" fo:font-size="10pt" fo:font-weight="bold" officeooo:rsid="002aef8d" officeooo:paragraph-rsid="002aef8d" style:font-size-asian="10pt" style:font-weight-asian="bold" style:font-size-complex="10pt" style:font-weight-complex="bold"/>
    </style:style>
    <style:style style:name="P69" style:family="paragraph" style:parent-style-name="ArticleNum" style:list-style-name="L1">
      <style:paragraph-properties fo:margin-top="0cm" fo:margin-bottom="0.3cm" loext:contextual-spacing="false"/>
      <style:text-properties fo:color="#0066ff" fo:font-size="10pt" fo:font-weight="bold" officeooo:rsid="002aef8d" officeooo:paragraph-rsid="002c68d4" style:font-size-asian="10pt" style:font-weight-asian="bold" style:font-size-complex="10pt" style:font-weight-complex="bold"/>
    </style:style>
    <style:style style:name="P70" style:family="paragraph" style:parent-style-name="ArticleNum" style:list-style-name="L1">
      <style:paragraph-properties fo:margin-top="0cm" fo:margin-bottom="0.3cm" loext:contextual-spacing="false"/>
      <style:text-properties fo:color="#0066ff" fo:font-size="10pt" fo:font-weight="bold" officeooo:rsid="002c68d4" officeooo:paragraph-rsid="002c68d4" style:font-size-asian="10pt" style:font-weight-asian="bold" style:font-size-complex="10pt" style:font-weight-complex="bold"/>
    </style:style>
    <style:style style:name="P71" style:family="paragraph" style:parent-style-name="ArticleNum" style:list-style-name="L1">
      <style:paragraph-properties fo:margin-top="0cm" fo:margin-bottom="0.3cm" loext:contextual-spacing="false"/>
      <style:text-properties fo:color="#0066ff" style:font-name="Arial1" fo:font-size="10pt" fo:font-weight="bold" officeooo:rsid="002c68d4" officeooo:paragraph-rsid="002c68d4" style:font-size-asian="10pt" style:font-weight-asian="bold" style:font-size-complex="10pt" style:font-weight-complex="bold"/>
    </style:style>
    <style:style style:name="P72" style:family="paragraph" style:parent-style-name="ArticleNum" style:list-style-name="L1">
      <style:paragraph-properties fo:margin-top="0cm" fo:margin-bottom="0.3cm" loext:contextual-spacing="false"/>
      <style:text-properties officeooo:rsid="000b750b" officeooo:paragraph-rsid="000f04a8"/>
    </style:style>
    <style:style style:name="P73" style:family="paragraph" style:parent-style-name="ArticleNum" style:list-style-name="L1">
      <style:paragraph-properties fo:margin-top="0cm" fo:margin-bottom="0.3cm" loext:contextual-spacing="false"/>
      <style:text-properties officeooo:rsid="000b750b" officeooo:paragraph-rsid="002aef8d"/>
    </style:style>
    <style:style style:name="P74" style:family="paragraph" style:parent-style-name="ArticleNum" style:list-style-name="L1">
      <style:paragraph-properties fo:margin-top="0cm" fo:margin-bottom="0.3cm" loext:contextual-spacing="false"/>
      <style:text-properties style:font-name="Arial1" fo:font-size="12pt" officeooo:paragraph-rsid="000d3ef3"/>
    </style:style>
    <style:style style:name="P75" style:family="paragraph" style:parent-style-name="ArticleNum" style:list-style-name="L1">
      <style:paragraph-properties fo:margin-top="0cm" fo:margin-bottom="0.3cm" loext:contextual-spacing="false" fo:text-align="justify" style:justify-single-word="false"/>
      <style:text-properties officeooo:rsid="001a0ef9" officeooo:paragraph-rsid="001bd44a"/>
    </style:style>
    <style:style style:name="P76" style:family="paragraph" style:parent-style-name="ArticleNum" style:list-style-name="L1">
      <style:paragraph-properties fo:margin-top="0cm" fo:margin-bottom="0.3cm" loext:contextual-spacing="false"/>
      <style:text-properties officeooo:rsid="001a0ef9" officeooo:paragraph-rsid="001e70ea"/>
    </style:style>
    <style:style style:name="P77" style:family="paragraph" style:parent-style-name="ArticleNum" style:list-style-name="L1">
      <style:paragraph-properties fo:margin-top="0cm" fo:margin-bottom="0.3cm" loext:contextual-spacing="false"/>
      <style:text-properties fo:color="#ff0000" fo:font-weight="bold" officeooo:rsid="002aef8d" officeooo:paragraph-rsid="002aef8d" style:font-weight-asian="bold" style:font-weight-complex="bold"/>
    </style:style>
    <style:style style:name="P78" style:family="paragraph" style:parent-style-name="ArticleNum" style:list-style-name="L1">
      <style:paragraph-properties fo:margin-top="0cm" fo:margin-bottom="0.3cm" loext:contextual-spacing="false"/>
      <style:text-properties fo:color="#ff0000" fo:font-weight="bold" officeooo:rsid="002aef8d" officeooo:paragraph-rsid="002c68d4" style:font-weight-asian="bold" style:font-weight-complex="bold"/>
    </style:style>
    <style:style style:name="P79" style:family="paragraph" style:parent-style-name="ArticleNum" style:list-style-name="L1">
      <style:paragraph-properties fo:margin-top="0cm" fo:margin-bottom="0.3cm" loext:contextual-spacing="false"/>
      <style:text-properties fo:font-size="12pt" officeooo:paragraph-rsid="002c68d4" style:font-size-asian="12pt" style:font-size-complex="12pt"/>
    </style:style>
    <style:style style:name="P80" style:family="paragraph" style:parent-style-name="ArticleNum" style:list-style-name="WW8Num2">
      <style:paragraph-properties fo:margin-left="-1.249cm" fo:margin-right="0cm" fo:margin-top="0cm" fo:margin-bottom="0.3cm" loext:contextual-spacing="false" fo:text-indent="1.251cm" style:auto-text-indent="false"/>
    </style:style>
    <style:style style:name="P81" style:family="paragraph" style:parent-style-name="ArticleNum" style:list-style-name="">
      <style:paragraph-properties fo:margin-left="-1.249cm" fo:margin-right="0cm" fo:margin-top="0cm" fo:margin-bottom="0.3cm" loext:contextual-spacing="false" fo:text-indent="1.251cm" style:auto-text-indent="false"/>
      <style:text-properties officeooo:paragraph-rsid="0029f38f"/>
    </style:style>
    <style:style style:name="P82" style:family="paragraph" style:parent-style-name="ArticleNum" style:list-style-name="L1">
      <style:paragraph-properties fo:margin-top="0cm" fo:margin-bottom="0.423cm" loext:contextual-spacing="false"/>
      <style:text-properties officeooo:paragraph-rsid="00142c48"/>
    </style:style>
    <style:style style:name="P83" style:family="paragraph" style:parent-style-name="ArticleNum">
      <style:paragraph-properties fo:margin-left="0cm" fo:margin-right="0cm" fo:margin-top="0cm" fo:margin-bottom="0.3cm" loext:contextual-spacing="false" fo:text-indent="0cm" style:auto-text-indent="false" style:shadow="none"/>
      <style:text-properties style:font-name="Arial1" fo:font-size="12pt" style:text-underline-style="none" fo:font-weight="normal" officeooo:rsid="0017b163" officeooo:paragraph-rsid="001a0ef9" style:font-weight-asian="normal" style:font-weight-complex="normal"/>
    </style:style>
    <style:style style:name="P84" style:family="paragraph" style:parent-style-name="ArticleNum" style:list-style-name="L1" style:master-page-name="">
      <loext:graphic-properties draw:fill="none"/>
      <style:paragraph-properties fo:margin-left="0.801cm" fo:margin-right="0cm" fo:margin-top="0cm" fo:margin-bottom="0.3cm" loext:contextual-spacing="false" fo:text-align="start" style:justify-single-word="false" fo:orphans="2" fo:widows="2" fo:text-indent="-0.6cm" style:auto-text-indent="false" style:page-number="auto" fo:background-color="transparent" style:writing-mode="lr-tb"/>
      <style:text-properties officeooo:rsid="000b750b" officeooo:paragraph-rsid="002aef8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super 58%" fo:font-size="11pt" style:font-size-asian="11pt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5ceb4" style:font-weight-asian="bold" style:font-weight-complex="bold"/>
    </style:style>
    <style:style style:name="T5" style:family="text">
      <style:text-properties fo:font-weight="bold" officeooo:rsid="0029780b" style:font-weight-asian="bold" style:font-size-complex="10pt" style:font-weight-complex="bold"/>
    </style:style>
    <style:style style:name="T6" style:family="text">
      <style:text-properties fo:font-weight="bold" officeooo:rsid="0029f38f" style:font-weight-asian="bold" style:font-size-complex="10pt" style:font-weight-complex="bold"/>
    </style:style>
    <style:style style:name="T7" style:family="text">
      <style:text-properties fo:font-style="italic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bd5ca" style:font-style-asian="italic" style:font-style-complex="italic"/>
    </style:style>
    <style:style style:name="T12" style:family="text">
      <style:text-properties fo:font-style="italic" officeooo:rsid="0014fe30" style:font-style-asian="italic" style:font-style-complex="italic"/>
    </style:style>
    <style:style style:name="T13" style:family="text">
      <style:text-properties fo:font-style="italic" officeooo:rsid="000b750b" style:font-style-asian="italic"/>
    </style:style>
    <style:style style:name="T14" style:family="text">
      <style:text-properties fo:language="en" fo:country="GB"/>
    </style:style>
    <style:style style:name="T15" style:family="text">
      <style:text-properties fo:language="en" fo:country="GB" officeooo:rsid="0029780b"/>
    </style:style>
    <style:style style:name="T16" style:family="text">
      <style:text-properties style:font-name="Arial1" fo:font-size="12pt"/>
    </style:style>
    <style:style style:name="T17" style:family="text">
      <style:text-properties style:font-name="Arial1" fo:font-size="12pt" officeooo:rsid="0015f461"/>
    </style:style>
    <style:style style:name="T18" style:family="text">
      <style:text-properties style:font-name="Arial1" fo:font-size="12pt" style:text-underline-style="none" fo:font-weight="normal" style:font-weight-asian="normal" style:font-weight-complex="normal"/>
    </style:style>
    <style:style style:name="T19" style:family="text">
      <style:text-properties style:font-name="Arial1" fo:font-size="12pt" officeooo:rsid="000d03a9"/>
    </style:style>
    <style:style style:name="T20" style:family="text">
      <style:text-properties style:font-name="Arial1" fo:font-size="12pt" officeooo:rsid="000e9a0c"/>
    </style:style>
    <style:style style:name="T21" style:family="text">
      <style:text-properties fo:font-variant="normal" fo:text-transform="none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variant="normal" fo:text-transform="none" fo:font-weight="bold" style:font-weight-asian="bold" style:font-weight-complex="bold"/>
    </style:style>
    <style:style style:name="T23" style:family="text">
      <style:text-properties officeooo:rsid="000b750b"/>
    </style:style>
    <style:style style:name="T24" style:family="text">
      <style:text-properties officeooo:rsid="000a4dd0"/>
    </style:style>
    <style:style style:name="T25" style:family="text">
      <style:text-properties officeooo:rsid="000bd5ca"/>
    </style:style>
    <style:style style:name="T26" style:family="text">
      <style:text-properties officeooo:rsid="000d03a9"/>
    </style:style>
    <style:style style:name="T27" style:family="text">
      <style:text-properties officeooo:rsid="000e9a0c"/>
    </style:style>
    <style:style style:name="T28" style:family="text">
      <style:text-properties officeooo:rsid="000f04a8"/>
    </style:style>
    <style:style style:name="T29" style:family="text">
      <style:text-properties officeooo:rsid="000e1683"/>
    </style:style>
    <style:style style:name="T30" style:family="text">
      <style:text-properties fo:language="fr" fo:country="FR" fo:font-style="italic" style:font-name-asian="Times New Roman" style:font-style-asian="italic" style:language-complex="ar" style:country-complex="SA"/>
    </style:style>
    <style:style style:name="T31" style:family="text">
      <style:text-properties fo:language="fr" fo:country="FR" fo:font-style="italic" officeooo:rsid="0012ef01" style:font-name-asian="Times New Roman" style:font-style-asian="italic" style:language-complex="ar" style:country-complex="SA"/>
    </style:style>
    <style:style style:name="T32" style:family="text">
      <style:text-properties fo:language="fr" fo:country="FR" fo:font-style="italic" officeooo:rsid="0015ceb4" style:font-name-asian="Times New Roman" style:font-style-asian="italic" style:language-complex="ar" style:country-complex="SA"/>
    </style:style>
    <style:style style:name="T33" style:family="text">
      <style:text-properties fo:language="fr" fo:country="FR" fo:font-style="italic" fo:font-weight="normal" officeooo:rsid="000b750b" style:font-name-asian="Times" style:font-style-asian="italic" style:font-weight-asian="normal" style:font-name-complex="Times" style:font-size-complex="12pt" style:language-complex="ar" style:country-complex="SA" style:font-weight-complex="normal"/>
    </style:style>
    <style:style style:name="T34" style:family="text">
      <style:text-properties fo:language="fr" fo:country="FR" fo:font-style="italic" fo:font-weight="normal" officeooo:rsid="002297bd" style:font-name-asian="Times" style:font-style-asian="italic" style:font-weight-asian="normal" style:font-name-complex="Times" style:font-size-complex="12pt" style:language-complex="ar" style:country-complex="SA" style:font-style-complex="italic" style:font-weight-complex="normal"/>
    </style:style>
    <style:style style:name="T35" style:family="text">
      <style:text-properties fo:language="fr" fo:country="FR" fo:font-style="normal" fo:font-weight="normal" officeooo:rsid="000b750b" style:font-name-asian="Times" style:font-style-asian="normal" style:font-weight-asian="normal" style:font-name-complex="Times" style:font-size-complex="12pt" style:language-complex="ar" style:country-complex="SA" style:font-style-complex="normal" style:font-weight-complex="normal"/>
    </style:style>
    <style:style style:name="T36" style:family="text">
      <style:text-properties officeooo:rsid="00102a74"/>
    </style:style>
    <style:style style:name="T37" style:family="text">
      <style:text-properties officeooo:rsid="000f9f45"/>
    </style:style>
    <style:style style:name="T38" style:family="text">
      <style:text-properties officeooo:rsid="0010e292"/>
    </style:style>
    <style:style style:name="T39" style:family="text">
      <style:text-properties officeooo:rsid="0010900f"/>
    </style:style>
    <style:style style:name="T40" style:family="text">
      <style:text-properties officeooo:rsid="0010cf08"/>
    </style:style>
    <style:style style:name="T41" style:family="text">
      <style:text-properties officeooo:rsid="0015f461"/>
    </style:style>
    <style:style style:name="T42" style:family="text">
      <style:text-properties style:font-name="Arial"/>
    </style:style>
    <style:style style:name="T43" style:family="text">
      <style:text-properties style:font-name="Arial" officeooo:rsid="0017b163"/>
    </style:style>
    <style:style style:name="T44" style:family="text">
      <style:text-properties style:font-name="Arial" fo:font-size="10pt" style:text-underline-style="none" fo:font-weight="normal" officeooo:rsid="0017b163" style:font-size-asian="10pt" style:font-weight-asian="normal" style:font-size-complex="10pt" style:font-weight-complex="normal"/>
    </style:style>
    <style:style style:name="T45" style:family="text">
      <style:text-properties officeooo:rsid="001bd44a"/>
    </style:style>
    <style:style style:name="T46" style:family="text">
      <style:text-properties fo:font-size="14pt" fo:language="fr" fo:country="FR" fo:font-style="normal" fo:font-weight="bold" officeooo:rsid="000b750b" style:font-name-asian="Times" style:font-size-asian="14pt" style:font-style-asian="normal" style:font-weight-asian="bold" style:font-name-complex="Times" style:font-size-complex="14pt" style:language-complex="ar" style:country-complex="SA" style:font-style-complex="normal" style:font-weight-complex="bold"/>
    </style:style>
    <style:style style:name="T47" style:family="text">
      <style:text-properties fo:font-size="14pt" fo:language="fr" fo:country="FR" fo:font-style="normal" fo:font-weight="bold" officeooo:rsid="001bd44a" style:font-name-asian="Times" style:font-size-asian="14pt" style:font-style-asian="normal" style:font-weight-asian="bold" style:font-name-complex="Times" style:font-size-complex="14pt" style:language-complex="ar" style:country-complex="SA" style:font-style-complex="normal" style:font-weight-complex="bold"/>
    </style:style>
    <style:style style:name="T48" style:family="text">
      <style:text-properties officeooo:rsid="0015ceb4"/>
    </style:style>
    <style:style style:name="T49" style:family="text">
      <style:text-properties officeooo:rsid="00243660"/>
    </style:style>
    <style:style style:name="T50" style:family="text">
      <style:text-properties officeooo:rsid="00245365"/>
    </style:style>
    <style:style style:name="T51" style:family="text">
      <style:text-properties fo:color="#0066ff" fo:font-size="10pt" fo:language="en" fo:country="GB" fo:font-weight="bold" officeooo:rsid="0025192e" style:font-size-asian="10pt" style:font-weight-asian="bold" style:font-size-complex="10pt" style:font-weight-complex="bold"/>
    </style:style>
    <style:style style:name="T52" style:family="text">
      <style:text-properties fo:color="#0066ff" fo:font-size="10pt" fo:language="en" fo:country="GB" fo:font-weight="bold" officeooo:rsid="00264c44" style:font-size-asian="10pt" style:font-weight-asian="bold" style:font-size-complex="10pt" style:font-weight-complex="bold"/>
    </style:style>
    <style:style style:name="T53" style:family="text">
      <style:text-properties fo:color="#0066ff" fo:font-size="10pt" fo:language="en" fo:country="GB" fo:font-weight="bold" officeooo:rsid="0029f38f" style:font-size-asian="10pt" style:font-weight-asian="bold" style:font-size-complex="10pt" style:font-weight-complex="bold"/>
    </style:style>
    <style:style style:name="T54" style:family="text">
      <style:text-properties fo:color="#0066ff" fo:font-size="10pt" fo:font-weight="bold" officeooo:rsid="00264c44" style:font-size-asian="10pt" style:font-weight-asian="bold" style:font-size-complex="10pt" style:font-weight-complex="bold"/>
    </style:style>
    <style:style style:name="T55" style:family="text">
      <style:text-properties fo:color="#0066ff" fo:font-size="10pt" fo:font-weight="bold" officeooo:rsid="0029f38f" style:font-size-asian="10pt" style:font-weight-asian="bold" style:font-size-complex="10pt" style:font-weight-complex="bold"/>
    </style:style>
    <style:style style:name="T56" style:family="text">
      <style:text-properties fo:color="#0066ff" fo:font-size="10pt" officeooo:rsid="0029f38f" style:font-size-asian="10pt"/>
    </style:style>
    <style:style style:name="T57" style:family="text">
      <style:text-properties fo:color="#0066ff" fo:font-size="10pt" fo:font-style="italic" fo:font-weight="bold" officeooo:rsid="002aef8d" style:font-size-asian="10pt" style:font-style-asian="italic" style:font-weight-asian="bold" style:font-size-complex="10pt" style:font-weight-complex="bold"/>
    </style:style>
    <style:style style:name="T58" style:family="text">
      <style:text-properties fo:color="#0066ff" style:font-name="Courier New1" fo:font-size="9pt" fo:font-weight="bold" style:font-size-asian="9pt" style:font-weight-asian="bold" style:font-size-complex="9pt" style:font-weight-complex="bold"/>
    </style:style>
    <style:style style:name="T59" style:family="text">
      <style:text-properties fo:color="#ff0000"/>
    </style:style>
    <style:style style:name="T60" style:family="text">
      <style:text-properties fo:color="#ff0000" fo:language="en" fo:country="GB" fo:font-weight="bold" officeooo:rsid="0025192e" style:font-weight-asian="bold" style:font-weight-complex="bold"/>
    </style:style>
    <style:style style:name="T61" style:family="text">
      <style:text-properties fo:color="#ff0000" fo:language="en" fo:country="GB" fo:font-weight="bold" officeooo:rsid="00264c44" style:font-weight-asian="bold" style:font-weight-complex="bold"/>
    </style:style>
    <style:style style:name="T62" style:family="text">
      <style:text-properties fo:color="#ff0000" fo:font-size="12pt" fo:language="en" fo:country="GB" fo:font-weight="bold" officeooo:rsid="00264c44" style:font-size-asian="12pt" style:font-weight-asian="bold" style:font-size-complex="12pt" style:font-weight-complex="bold"/>
    </style:style>
    <style:style style:name="T63" style:family="text">
      <style:text-properties fo:color="#ff0000" fo:font-size="12pt" fo:font-weight="bold" officeooo:rsid="00264c44" style:font-size-asian="12pt" style:font-weight-asian="bold" style:font-size-complex="12pt" style:font-weight-complex="bold"/>
    </style:style>
    <style:style style:name="T64" style:family="text">
      <style:text-properties fo:color="#ff0000" fo:font-size="12pt" fo:font-style="italic" fo:font-weight="bold" officeooo:rsid="002aef8d" style:font-size-asian="12pt" style:font-style-asian="italic" style:font-weight-asian="bold" style:font-size-complex="12pt" style:font-weight-complex="bold"/>
    </style:style>
    <style:style style:name="T65" style:family="text">
      <style:text-properties fo:color="#ff0000" fo:font-weight="bold" officeooo:rsid="002aef8d" style:font-weight-asian="bold" style:font-weight-complex="bold"/>
    </style:style>
    <style:style style:name="T66" style:family="text">
      <style:text-properties fo:color="#ff0000" fo:font-weight="bold" officeooo:rsid="002aef8d" style:font-size-asian="10pt" style:font-weight-asian="bold" style:font-size-complex="10pt" style:font-weight-complex="bold"/>
    </style:style>
    <style:style style:name="T67" style:family="text">
      <style:text-properties officeooo:rsid="002aef8d"/>
    </style:style>
    <style:style style:name="T68" style:family="text">
      <style:text-properties officeooo:rsid="002c68d4"/>
    </style:style>
    <style:style style:name="T69" style:family="text"/>
    <text:list-style style:name="L1">
      <text:list-level-style-number text:level="1" text:style-name="Numbering_20_Symbols" style:num-suffix="/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h text:style-name="P48" text:outline-level="1">Redirections e<text:span text:style-name="T36">n</text:span> C-shell</text:h>
      <text:p text:style-name="P5"/>
      <text:p text:style-name="P27">D. Bogdaniuk – P. Portejoie</text:p>
      <text:p text:style-name="P5"/>
      <text:p text:style-name="P5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49" text:outline-level="1"><text:span text:style-name="T50">Samuel Le Berre</text:span><text:tab/><text:span text:style-name="T50">7/11/16</text:span></text:h>
          </table:table-cell>
        </table:table-row>
        <table:table-row table:style-name="Tableau1.1">
          <table:table-cell table:style-name="Tableau1.A2" office:value-type="string">
            <text:p text:style-name="P35">Groupe <text:span text:style-name="T50">A2</text:span></text:p>
          </table:table-cell>
        </table:table-row>
      </table:table>
      <text:p text:style-name="P5"/>
      <text:p text:style-name="P5"/>
      <text:p text:style-name="P5"/>
      <text:p text:style-name="P5">Les commandes UNIX utilisent 3 fichiers standards pour leurs entrées-sorties : </text:p>
      <text:list xml:id="list1618323875137823172" text:style-name="WW8Num3">
        <text:list-item>
          <text:p text:style-name="P53"><text:span text:style-name="T3">stdin</text:span> :<text:tab/>le fichier d'entrée standard, canal 0,</text:p>
        </text:list-item>
        <text:list-item>
          <text:p text:style-name="P53"><text:span text:style-name="T3">stdout</text:span> :<text:tab/>le fichier de sortie standard, canal 1.<text:line-break/>Quand une commande s'exécute, les résultats sont normalement envoyés sur cette sortie.</text:p>
        </text:list-item>
        <text:list-item>
          <text:p text:style-name="P53"><text:span text:style-name="T3">stderr</text:span> :<text:tab/>le fichier de sortie d'erreur standard, canal 2.<text:line-break/>Quand une commande produit une erreur, le message d'erreur est envoyé sur cette sortie.</text:p>
        </text:list-item>
      </text:list>
      <text:p text:style-name="Standard"/>
      <text:p text:style-name="P5">Cependant, il est possible de récupérer le contenu des sorties standards dans des fichiers, ainsi que de prendre le contenu d'un fichier comme entrée standard. Ces opérations sont appelées des redirections.</text:p>
      <text:list xml:id="list171215795642431" text:continue-list="list1618323875137823172" text:style-name="WW8Num3">
        <text:list-item text:start-value="1">
          <text:p text:style-name="P51"><text:span text:style-name="T3">&lt;</text:span><text:span text:style-name="T8">fichier</text:span> :<text:tab/>redirection de l'entrée standard à partir de <text:span text:style-name="T8">fichier</text:span></text:p>
        </text:list-item>
        <text:list-item>
          <text:p text:style-name="P51"><text:span text:style-name="T3">&gt;</text:span><text:span text:style-name="T8">fichier</text:span> :<text:tab/>redirection de la sortie standard vers <text:span text:style-name="T8">fichier</text:span></text:p>
        </text:list-item>
        <text:list-item>
          <text:p text:style-name="P51"><text:span text:style-name="T3">&gt;&gt;</text:span><text:span text:style-name="T8">fichier</text:span> :<text:tab/>redirection de la sortie standard vers <text:span text:style-name="T8">fichier</text:span>, en ajout</text:p>
        </text:list-item>
        <text:list-item>
          <text:p text:style-name="P51"><text:span text:style-name="T3">&gt;&amp;</text:span><text:span text:style-name="T8">fichier</text:span> :<text:tab/>redirection de la sortie standard et de la sortie d'erreur vers <text:span text:style-name="T8">fichier</text:span></text:p>
        </text:list-item>
        <text:list-item>
          <text:p text:style-name="P52"><text:span text:style-name="T3">&gt;&gt;&amp;</text:span><text:span text:style-name="T8">fichier</text:span> :<text:tab/>redirection de la sortie standard et de la sortie d'erreur vers <text:span text:style-name="T8">fichier</text:span>, en ajout</text:p>
        </text:list-item>
      </text:list>
      <text:p text:style-name="Standard"/>
      <text:p text:style-name="P37">De plus, il est possible de rediriger séparément les sorties par <text:s/><text:span text:style-name="Cmd">(commande &gt; fs) &gt;&amp; erfs</text:span> qui redirige <text:span text:style-name="T37">respectivement </text:span>la sortie standard vers le fichier <text:span text:style-name="Cmd">fs</text:span> et la sortie d'erreur vers <text:span text:style-name="Cmd">erfs</text:span>.</text:p>
      <text:p text:style-name="P36"/>
      <text:p text:style-name="P36"/>
      <text:p text:style-name="P32">Souvent, le résultat d'une commande doit être passé en entrée d'une autre pour obtenir le résultat final. Une solution consiste à récupérer le résultat de la première commande dans un fichier et de l'utiliser en entrée de la suivante. Mais une solution plus souple et qui n'engendre aucune création de fichier <text:span text:style-name="T38">intermédiaire </text:span>consiste à placer un tube (pipe) <text:span text:style-name="Cmd">|</text:span> entre les deux commandes.</text:p>
      <text:p text:style-name="P32">Le tube permet de récupérer la sortie standard pour la placer en entrée de la commande suivante.</text:p>
      <text:p text:style-name="P5">Par exemple pour compter le nombre de fichiers d'un répertoire,<text:span text:style-name="T16"> sous réserve que les noms de fichiers ne comportent pas d’espace,</text:span> il suffit d'utiliser un tube qui relie la sortie de la commande <text:span text:style-name="Cmd"><text:span text:style-name="T10">ls</text:span></text:span> à l'entrée de la commande <text:span text:style-name="Cmd"><text:span text:style-name="T10">wc</text:span></text:span> : <text:s text:c="3"/><text:tab/><text:span text:style-name="Cmd">ls | wc -w</text:span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list xml:id="list8029697319025095710" text:style-name="WW8Num2">
        <text:list-header>
          <text:p text:style-name="P54"/>
          <text:p text:style-name="P54">TD – TP</text:p>
        </text:list-header>
      </text:list>
      <text:p text:style-name="P55"/>
      <text:p text:style-name="P55"/>
      <text:h text:style-name="P50" text:outline-level="3">Exercice 1</text:h>
      <text:p text:style-name="P5"><text:span text:style-name="T16">Dans chacun des cas ci-dessous, identifiez les redirections selon leur type en marquant d’un X la ou les cases appropriées </text:span><text:span text:style-name="T17">(n’hésitez pas à questionner votre enseignant) </text:span>:</text:p>
      <text:p text:style-name="P5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 table:style-name="Tableau2.1">
          <table:table-cell table:style-name="Tableau2.A1" office:value-type="string">
            <text:p text:style-name="P6">Commande</text:p>
          </table:table-cell>
          <table:table-cell table:style-name="Tableau2.B1" office:value-type="string">
            <text:p text:style-name="P6">entrée standard</text:p>
          </table:table-cell>
          <table:table-cell table:style-name="Tableau2.B1" office:value-type="string">
            <text:p text:style-name="P6">sortie standard</text:p>
          </table:table-cell>
          <table:table-cell table:style-name="Tableau2.D1" office:value-type="string">
            <text:p text:style-name="P6">sortie d'erreur</text:p>
          </table:table-cell>
        </table:table-row>
        <table:table-row table:style-name="Tableau2.1">
          <table:table-cell table:style-name="Tableau2.B1" office:value-type="string">
            <text:p text:style-name="P7"><text:span text:style-name="Cmd">ls &gt; liste</text:span></text:p>
          </table:table-cell>
          <table:table-cell table:style-name="Tableau2.B1" office:value-type="string">
            <text:p text:style-name="P6"/>
          </table:table-cell>
          <table:table-cell table:style-name="Tableau2.B1" office:value-type="string">
            <text:p text:style-name="P11">X</text:p>
          </table:table-cell>
          <table:table-cell table:style-name="Tableau2.D1" office:value-type="string">
            <text:p text:style-name="P6"/>
          </table:table-cell>
        </table:table-row>
        <table:table-row table:style-name="Tableau2.1">
          <table:table-cell table:style-name="Tableau2.B1" office:value-type="string">
            <text:p text:style-name="P7"><text:span text:style-name="Cmd">wc -w &lt; liste</text:span></text:p>
          </table:table-cell>
          <table:table-cell table:style-name="Tableau2.B1" office:value-type="string">
            <text:p text:style-name="P11">X</text:p>
          </table:table-cell>
          <table:table-cell table:style-name="Tableau2.B1" office:value-type="string">
            <text:p text:style-name="P6"/>
          </table:table-cell>
          <table:table-cell table:style-name="Tableau2.D1" office:value-type="string">
            <text:p text:style-name="P6"/>
          </table:table-cell>
        </table:table-row>
        <table:table-row table:style-name="Tableau2.1">
          <table:table-cell table:style-name="Tableau2.B1" office:value-type="string">
            <text:p text:style-name="P7"><text:span text:style-name="Cmd">wc -w &lt; liste &gt; res</text:span></text:p>
          </table:table-cell>
          <table:table-cell table:style-name="Tableau2.B1" office:value-type="string">
            <text:p text:style-name="P11">X</text:p>
          </table:table-cell>
          <table:table-cell table:style-name="Tableau2.B1" office:value-type="string">
            <text:p text:style-name="P11">X</text:p>
          </table:table-cell>
          <table:table-cell table:style-name="Tableau2.D1" office:value-type="string">
            <text:p text:style-name="P6"/>
          </table:table-cell>
        </table:table-row>
        <table:table-row table:style-name="Tableau2.1">
          <table:table-cell table:style-name="Tableau2.B1" office:value-type="string">
            <text:p text:style-name="P7"><text:span text:style-name="Cmd">cat liste res &gt; global</text:span></text:p>
          </table:table-cell>
          <table:table-cell table:style-name="Tableau2.B1" office:value-type="string">
            <text:p text:style-name="P6"/>
          </table:table-cell>
          <table:table-cell table:style-name="Tableau2.B1" office:value-type="string">
            <text:p text:style-name="P11">X</text:p>
          </table:table-cell>
          <table:table-cell table:style-name="Tableau2.D1" office:value-type="string">
            <text:p text:style-name="P6"/>
          </table:table-cell>
        </table:table-row>
        <table:table-row table:style-name="Tableau2.1">
          <table:table-cell table:style-name="Tableau2.B1" office:value-type="string">
            <text:p text:style-name="P7"><text:span text:style-name="Cmd">(ls f1 f2 liste res &gt; present) &gt;&amp; absent</text:span></text:p>
          </table:table-cell>
          <table:table-cell table:style-name="Tableau2.B1" office:value-type="string">
            <text:p text:style-name="P6"/>
          </table:table-cell>
          <table:table-cell table:style-name="Tableau2.B1" office:value-type="string">
            <text:p text:style-name="P11">X</text:p>
          </table:table-cell>
          <table:table-cell table:style-name="Tableau2.D1" office:value-type="string">
            <text:p text:style-name="P11">X</text:p>
          </table:table-cell>
        </table:table-row>
        <table:table-row table:style-name="Tableau2.1">
          <table:table-cell table:style-name="Tableau2.B1" office:value-type="string">
            <text:p text:style-name="P5"><text:span text:style-name="Cmd">(ls f1 f</text:span><text:span text:style-name="Cmd"><text:span text:style-name="T39">2</text:span></text:span><text:span text:style-name="Cmd"> liste res</text:span><text:span text:style-name="Cmd"><text:span text:style-name="T39">)</text:span></text:span><text:span text:style-name="Cmd"> &gt;&amp; absent </text:span></text:p>
          </table:table-cell>
          <table:table-cell table:style-name="Tableau2.B1" office:value-type="string">
            <text:p text:style-name="P10"/>
          </table:table-cell>
          <table:table-cell table:style-name="Tableau2.B1" office:value-type="string">
            <text:p text:style-name="P14">X</text:p>
          </table:table-cell>
          <table:table-cell table:style-name="Tableau2.D1" office:value-type="string">
            <text:p text:style-name="P14">X</text:p>
          </table:table-cell>
        </table:table-row>
        <table:table-row table:style-name="Tableau2.8">
          <table:table-cell table:style-name="Tableau2.A8" office:value-type="string">
            <text:p text:style-name="P7"><text:span text:style-name="Cmd">ypcat passwd | wc -l</text:span></text:p>
          </table:table-cell>
          <table:table-cell table:style-name="Tableau2.A8" office:value-type="string">
            <text:p text:style-name="P13">X</text:p>
          </table:table-cell>
          <table:table-cell table:style-name="Tableau2.A8" office:value-type="string">
            <text:p text:style-name="P13">X</text:p>
          </table:table-cell>
          <table:table-cell table:style-name="Tableau2.D8" office:value-type="string">
            <text:p text:style-name="P11"/>
          </table:table-cell>
        </table:table-row>
      </table:table>
      <text:p text:style-name="P8"/>
      <text:p text:style-name="P8"/>
      <text:p text:style-name="P8"/>
      <text:p text:style-name="P8"/>
      <text:p text:style-name="P15">Exercice 2</text:p>
      <text:p text:style-name="P24">Créez un répertoire exo2 ; faites-en votre répertoire <text:s/>courant et créez-y les fichiers suivants :</text:p>
      <text:p text:style-name="P5"><text:span text:style-name="Cmd">essai.c</text:span></text:p>
      <text:p text:style-name="P5"><text:span text:style-name="Cmd">essai</text:span></text:p>
      <text:p text:style-name="P5"><text:span text:style-name="Cmd">essai.o</text:span></text:p>
      <text:p text:style-name="P5"><text:span text:style-name="Cmd">script.pl</text:span></text:p>
      <text:p text:style-name="P5"><text:span text:style-name="Cmd">script.res</text:span></text:p>
      <text:p text:style-name="P5"/>
      <text:p text:style-name="P12">[e1604902@ens-iutva-0392 e1604902]$ mkdir exo2</text:p>
      <text:p text:style-name="P12">[e1604902@ens-iutva-0392 e1604902]$ cd exo2</text:p>
      <text:p text:style-name="P12">[e1604902@ens-iutva-0392 exo2]$ touch essai.c essai essai.o script.pl script.res</text:p>
      <text:p text:style-name="P5"/>
      <text:p text:style-name="P19">Pour chacune des instructions données ci-après, indiquez ce que contiennent les fichiers de sortie. A chaque fois vous donnerez une copie du résultat que vous analyserez et justifierez.</text:p>
      <text:list xml:id="list171217390233932" text:continue-numbering="true" text:style-name="WW8Num2">
        <text:list-item>
          <text:p text:style-name="P56"><text:span text:style-name="Cmd"><text:span text:style-name="T14">ls &gt; f1</text:span></text:span></text:p>
          <text:p text:style-name="P57"><text:span text:style-name="Cmd"><text:span text:style-name="T51">[e1604902@ens-iutva-0392 exo2]$ ls &gt; f1</text:span></text:span></text:p>
          <text:p text:style-name="P57"><text:span text:style-name="Cmd"><text:span text:style-name="T51">[e1604902@ens-iutva-0392 exo2]$ cat f1</text:span></text:span></text:p>
          <text:p text:style-name="P57"><text:span text:style-name="Cmd"><text:span text:style-name="T51">essai</text:span></text:span></text:p>
          <text:p text:style-name="P57"><text:span text:style-name="Cmd"><text:span text:style-name="T51">essai.c</text:span></text:span></text:p>
          <text:p text:style-name="P57"><text:span text:style-name="Cmd"><text:span text:style-name="T51">essai.o</text:span></text:span></text:p>
          <text:p text:style-name="P57"><text:soft-page-break/><text:span text:style-name="Cmd"><text:span text:style-name="T51">f1</text:span></text:span></text:p>
          <text:p text:style-name="P57"><text:span text:style-name="Cmd"><text:span text:style-name="T51">script.pl</text:span></text:span></text:p>
          <text:p text:style-name="P57"><text:span text:style-name="Cmd"><text:span text:style-name="T51">script.res</text:span></text:span></text:p>
          <text:p text:style-name="P57"><text:span text:style-name="Cmd"><text:span text:style-name="T60">on crée un fichier f1 où l’on stocke le résultat de ls</text:span></text:span></text:p>
        </text:list-item>
        <text:list-item>
          <text:p text:style-name="P56"><text:span text:style-name="Cmd"><text:span text:style-name="T14">ls &gt;&gt; f1</text:span></text:span></text:p>
          <text:p text:style-name="P57"><text:span text:style-name="Cmd"><text:span text:style-name="T51">[e1604902@ens-iutva-0392 exo2]$ ls &gt;&gt; f1</text:span></text:span></text:p>
          <text:p text:style-name="P57"><text:span text:style-name="Cmd"><text:span text:style-name="T51">[e1604902@ens-iutva-0392 exo2]$ cat f1</text:span></text:span></text:p>
          <text:p text:style-name="P57"><text:span text:style-name="Cmd"><text:span text:style-name="T51">essai</text:span></text:span></text:p>
          <text:p text:style-name="P57"><text:span text:style-name="Cmd"><text:span text:style-name="T51">essai.c</text:span></text:span></text:p>
          <text:p text:style-name="P57"><text:span text:style-name="Cmd"><text:span text:style-name="T51">essai.o</text:span></text:span></text:p>
          <text:p text:style-name="P57"><text:span text:style-name="Cmd"><text:span text:style-name="T51">f1</text:span></text:span></text:p>
          <text:p text:style-name="P57"><text:span text:style-name="Cmd"><text:span text:style-name="T51">script.pl</text:span></text:span></text:p>
          <text:p text:style-name="P57"><text:span text:style-name="Cmd"><text:span text:style-name="T51">script.res</text:span></text:span></text:p>
          <text:p text:style-name="P57"><text:span text:style-name="Cmd"><text:span text:style-name="T51">essai</text:span></text:span></text:p>
          <text:p text:style-name="P57"><text:span text:style-name="Cmd"><text:span text:style-name="T51">essai.c</text:span></text:span></text:p>
          <text:p text:style-name="P57"><text:span text:style-name="Cmd"><text:span text:style-name="T51">essai.o</text:span></text:span></text:p>
          <text:p text:style-name="P57"><text:span text:style-name="Cmd"><text:span text:style-name="T51">f1</text:span></text:span></text:p>
          <text:p text:style-name="P57"><text:span text:style-name="Cmd"><text:span text:style-name="T51">script.pl</text:span></text:span></text:p>
          <text:p text:style-name="P57"><text:span text:style-name="Cmd"><text:span text:style-name="T51">script.res</text:span></text:span></text:p>
          <text:p text:style-name="P58"><text:span text:style-name="Cmd"><text:span text:style-name="T61">on ajoute le résultat de ls à f1</text:span></text:span></text:p>
        </text:list-item>
        <text:list-item>
          <text:p text:style-name="P56"><text:span text:style-name="Cmd"><text:span text:style-name="T14">wc -l &lt; f1 &gt; f2</text:span></text:span></text:p>
          <text:p text:style-name="P58"><text:span text:style-name="Cmd"><text:span text:style-name="T52">[e1604902@ens-iutva-0392 exo2]$ wc -l &lt; f1 &gt; f2</text:span></text:span></text:p>
          <text:p text:style-name="P58"><text:span text:style-name="Cmd"><text:span text:style-name="T52">[e1604902@ens-iutva-0392 exo2]$ cat f1</text:span></text:span></text:p>
          <text:p text:style-name="P58"><text:span text:style-name="Cmd"><text:span text:style-name="T52">essai</text:span></text:span></text:p>
          <text:p text:style-name="P58"><text:span text:style-name="Cmd"><text:span text:style-name="T52">essai.c</text:span></text:span></text:p>
          <text:p text:style-name="P58"><text:span text:style-name="Cmd"><text:span text:style-name="T52">essai.o</text:span></text:span></text:p>
          <text:p text:style-name="P58"><text:span text:style-name="Cmd"><text:span text:style-name="T52">f1</text:span></text:span></text:p>
          <text:p text:style-name="P58"><text:span text:style-name="Cmd"><text:span text:style-name="T52">script.pl</text:span></text:span></text:p>
          <text:p text:style-name="P58"><text:span text:style-name="Cmd"><text:span text:style-name="T52">script.res</text:span></text:span></text:p>
          <text:p text:style-name="P58"><text:span text:style-name="Cmd"><text:span text:style-name="T52">essai</text:span></text:span></text:p>
          <text:p text:style-name="P58"><text:span text:style-name="Cmd"><text:span text:style-name="T52">essai.c</text:span></text:span></text:p>
          <text:p text:style-name="P58"><text:span text:style-name="Cmd"><text:span text:style-name="T52">essai.o</text:span></text:span></text:p>
          <text:p text:style-name="P58"><text:span text:style-name="Cmd"><text:span text:style-name="T52">f1</text:span></text:span></text:p>
          <text:p text:style-name="P58"><text:span text:style-name="Cmd"><text:span text:style-name="T52">script.pl</text:span></text:span></text:p>
          <text:p text:style-name="P58"><text:span text:style-name="Cmd"><text:span text:style-name="T52">script.res</text:span></text:span></text:p>
          <text:p text:style-name="P58"><text:span text:style-name="Cmd"><text:span text:style-name="T52">[e1604902@ens-iutva-0392 exo2]$ cat f2</text:span></text:span></text:p>
          <text:p text:style-name="P58"><text:soft-page-break/><text:span text:style-name="Cmd"><text:span text:style-name="T52">12</text:span></text:span></text:p>
          <text:p text:style-name="P58"><text:span text:style-name="Cmd"><text:span text:style-name="T62">On met le nombre d’élément dans f1 dans f2</text:span></text:span></text:p>
        </text:list-item>
        <text:list-item>
          <text:p text:style-name="P56"><text:span text:style-name="Cmd">(ls <text:s/>*.java &gt; f1) &gt;&amp; f2</text:span></text:p>
          <text:p text:style-name="P58"><text:span text:style-name="Cmd"><text:span text:style-name="T54">[e1604902@ens-iutva-0392 exo2]$ (ls <text:s/>*.java &gt; f1) &gt;&amp; f2</text:span></text:span></text:p>
          <text:p text:style-name="P58"><text:span text:style-name="Cmd"><text:span text:style-name="T54">[e1604902@ens-iutva-0392 exo2]$ cat f2</text:span></text:span></text:p>
          <text:p text:style-name="P58"><text:span text:style-name="Cmd"><text:span text:style-name="T54">ls: impossible d'accéder à '*.java': Aucun fichier ou dossier de ce type</text:span></text:span></text:p>
          <text:p text:style-name="P58"><text:span text:style-name="Cmd"><text:span text:style-name="T63">On renvoie dans f2 le résultat de sortie et de sortie d’erreur. Pour cette exemple il n’y a pas de fichier finissant avec .java donc on a la sortie d’erreur dans f2.</text:span></text:span></text:p>
        </text:list-item>
        <text:list-item>
          <text:p text:style-name="P56"><text:span text:style-name="Cmd">(ls -l essai vide &gt; f1) &gt;&amp; f2</text:span></text:p>
          <text:p text:style-name="P39"><text:span text:style-name="Cmd"><text:span text:style-name="T56">[e1604902@ens-iutva-0351 exo2]$ (ls -l essai vide &gt; f1) &gt;&amp; f2</text:span></text:span></text:p>
          <text:p text:style-name="P39"><text:span text:style-name="Cmd"><text:span text:style-name="T56">[e1604902@ens-iutva-0351 exo2]$ cat f1</text:span></text:span></text:p>
          <text:p text:style-name="P39"><text:span text:style-name="Cmd"><text:span text:style-name="T56">-rw-r--r--. 1 e1604902 etud 0 18 nov. <text:s/>16:13 essai</text:span></text:span></text:p>
          <text:p text:style-name="P39"><text:span text:style-name="Cmd"><text:span text:style-name="T56">[e1604902@ens-iutva-0351 exo2]$ cat f2</text:span></text:span></text:p>
          <text:p text:style-name="P39"><text:span text:style-name="Cmd"><text:span text:style-name="T56">ls: impossible d'accéder à 'vide': Aucun fichier ou dossier de ce type</text:span></text:span></text:p>
          <text:p text:style-name="P59"><text:span text:style-name="Cmd"/></text:p>
        </text:list-item>
        <text:list-item>
          <text:p text:style-name="P59"><text:span text:style-name="Cmd">(ls -l essai.c &gt; f1) &gt;&amp; f2</text:span></text:p>
          <text:p text:style-name="P60"><text:span text:style-name="Cmd"><text:span text:style-name="T55">[e1604902@ens-iutva-0351 exo2]$ (ls -l essai.c &gt; f1) &gt;&amp; f2</text:span></text:span></text:p>
          <text:p text:style-name="P60"><text:span text:style-name="Cmd"><text:span text:style-name="T55">[e1604902@ens-iutva-0351 exo2]$ cat f1</text:span></text:span></text:p>
          <text:p text:style-name="P60"><text:span text:style-name="Cmd"><text:span text:style-name="T55">-rw-r--r--. 1 e1604902 etud 0 18 nov. <text:s/>16:13 essai.c</text:span></text:span></text:p>
          <text:p text:style-name="P60"><text:span text:style-name="Cmd"><text:span text:style-name="T55">[e1604902@ens-iutva-0351 exo2]$ cat f2</text:span></text:span></text:p>
          <text:p text:style-name="P60"><text:span text:style-name="Cmd"><text:span text:style-name="T6"/></text:span></text:p>
        </text:list-item>
        <text:list-item>
          <text:p text:style-name="P80"><text:span text:style-name="Cmd">(ls -l essai vide) &gt;&amp; f2</text:span></text:p>
        </text:list-item>
      </text:list>
      <text:p text:style-name="P81"><text:span text:style-name="Cmd"><text:span text:style-name="T5"><text:tab/></text:span></text:span><text:span text:style-name="Cmd"><text:span text:style-name="T55">[e1604902@ens-iutva-0351 exo2]$ (ls -l essai vide) &gt;&amp; f2</text:span></text:span></text:p>
      <text:p text:style-name="P81"><text:span text:style-name="Cmd"><text:span text:style-name="T55"><text:tab/>[e1604902@ens-iutva-0351 exo2]$ cat f1</text:span></text:span></text:p>
      <text:p text:style-name="P81"><text:span text:style-name="Cmd"><text:span text:style-name="T55"><text:tab/>-rw-r--r--. 1 e1604902 etud 0 18 nov. <text:s/>16:13 essai.c</text:span></text:span></text:p>
      <text:p text:style-name="P81"><text:span text:style-name="Cmd"><text:span text:style-name="T55"><text:tab/>[e1604902@ens-iutva-0351 exo2]$ cat f2</text:span></text:span></text:p>
      <text:p text:style-name="P81"><text:span text:style-name="Cmd"><text:span text:style-name="T55"><text:tab/>ls: impossible d'accéder à 'vide': Aucun fichier ou dossier de ce type</text:span></text:span></text:p>
      <text:p text:style-name="P81"><text:span text:style-name="Cmd"><text:span text:style-name="T55"><text:tab/>-rw-r--r--. 1 e1604902 etud 0 18 nov. <text:s/>16:13 essai</text:span></text:span></text:p>
      <text:p text:style-name="P81"><text:span text:style-name="Cmd"><text:span text:style-name="T6"/></text:span></text:p>
      <text:list xml:id="list171215390701221" text:continue-numbering="true" text:style-name="WW8Num2">
        <text:list-item>
          <text:p text:style-name="P56"><text:span text:style-name="Cmd"><text:span text:style-name="T14">ls -l | wc -l &gt; f1</text:span></text:span><text:span text:style-name="Cmd"><text:span text:style-name="T53">[e1604902@ens-iutva-0351 exo2]$ ls -l | wc -l &gt; f1</text:span></text:span></text:p>
          <text:p text:style-name="P61"><text:span text:style-name="Cmd"><text:span text:style-name="T53">[e1604902@ens-iutva-0351 exo2]$ cat f1</text:span></text:span></text:p>
          <text:p text:style-name="P61"><text:span text:style-name="Cmd"><text:span text:style-name="T53">8</text:span></text:span></text:p>
          <text:p text:style-name="P62"><text:span text:style-name="Cmd"><text:span text:style-name="T15"/></text:span></text:p>
        </text:list-item>
      </text:list>
      <text:p text:style-name="P17"/>
      <text:p text:style-name="P20">Exercice 3</text:p>
      <text:p text:style-name="P28">La commande <text:span text:style-name="Cmd"><text:span text:style-name="T9">cat</text:span></text:span> lit les données sur l'entrée standard jusqu'à la rencontre d'une marque de fin de fichier <text:span text:style-name="T23">(saisie de </text:span><text:span text:style-name="Cmd"><text:span text:style-name="T9">ctrl-D</text:span></text:span><text:span text:style-name="T23">) e</text:span>t les <text:span text:style-name="T23">affiche</text:span> sur la sortie standard.</text:p>
      <text:p text:style-name="P26">La commande <text:span text:style-name="Cmd"><text:span text:style-name="T9">sort</text:span></text:span> <text:span text:style-name="T23">est sensiblement identique : elle l</text:span>it les données sur l'entrée standard <text:span text:style-name="T23">jusqu'à la rencontre de </text:span><text:span text:style-name="Cmd"><text:span text:style-name="T13">ctrl-D</text:span></text:span><text:span text:style-name="T23"> <text:s/>puis elle les affiche</text:span> <text:span text:style-name="T23">sur</text:span> la sortie standard <text:span text:style-name="T24">mais en les </text:span>tri<text:span text:style-name="T23">ant</text:span> .</text:p>
      <text:p text:style-name="P25">Remarques : <text:tab/>- <text:span text:style-name="Cmd"><text:span text:style-name="T10">cat f1</text:span></text:span> est équivalent à <text:span text:style-name="Cmd"><text:span text:style-name="T10">cat &lt; f1 </text:span></text:span>(les 2 notations sont permises)</text:p>
      <text:p text:style-name="P9"><text:tab/>- de <text:span text:style-name="T24">la </text:span>même <text:span text:style-name="T24">façon</text:span> <text:span text:style-name="Cmd"><text:span text:style-name="T10">sort f1</text:span></text:span> est équivalent à <text:span text:style-name="Cmd"><text:span text:style-name="T10">sort &lt; f1</text:span></text:span></text:p>
      <text:p text:style-name="Standard"/>
      <text:p text:style-name="P23"/>
      <text:p text:style-name="P23">Vous devez répondre aux questions suivantes en utilisant ces deux commandes et les redirections. Vous devrez dans chacun des cas donner une copie <text:span text:style-name="T41">d’écran</text:span> justificative du résultat.</text:p>
      <text:p text:style-name="P24"> </text:p>
      <text:list xml:id="list2134290624388309814" text:style-name="L1">
        <text:list-header>
          <text:p text:style-name="P40"><text:span text:style-name="T21">Question préliminaire</text:span><text:span text:style-name="T22"> :</text:span></text:p>
          <text:p text:style-name="P42">Lancez la commande <text:span text:style-name="Cmd"><text:span text:style-name="T10">cat</text:span></text:span> <text:span text:style-name="T25">seule (ie sans arguments) </text:span>puis saisissez des lignes de caractères (utilisez la touche <text:span text:style-name="T7">Entrée</text:span> à la fin de chaque ligne et <text:span text:style-name="Cmd"><text:span text:style-name="T10">Ctrl-D</text:span></text:span> <text:span text:style-name="T23">pour terminer la saisie</text:span>). </text:p>
          <text:p text:style-name="P43">Vous observez que chaque ligne saisie est doublée. L’explication est simple : tout caractère entré au clavier est systématiquement envoyé sur la sortie standard pour y être affiché, puis à chaque fin de ligne (<text:span text:style-name="T29">écho généré par la </text:span>touche <text:span text:style-name="Cmd"><text:span text:style-name="T30">Entrée</text:span></text:span>) la commande <text:span text:style-name="Cmd"><text:span text:style-name="T12">cat</text:span></text:span> envoie à son tour la ligne reçue sur la sortie standard.</text:p>
          <text:p text:style-name="P41">Faites la même chose en lançant cette fois-ci la commande <text:span text:style-name="Cmd"><text:span text:style-name="T10">cat &gt; fs</text:span></text:span>. Puis affichez le contenu du fichier <text:span text:style-name="Cmd"><text:span text:style-name="T10">fs</text:span></text:span>. Qu’observez-vous ? Expliquez.</text:p>
          <text:p text:style-name="P44">[e1604902@ens-iutva-0351 exo2]$ cat &gt; preliminaire</text:p>
          <text:p text:style-name="P44">test</text:p>
          <text:p text:style-name="P44">de</text:p>
          <text:p text:style-name="P44">la</text:p>
          <text:p text:style-name="P44">question</text:p>
          <text:p text:style-name="P44">preliminaire</text:p>
          <text:p text:style-name="P44">[e1604902@ens-iutva-0351 exo2]$ cat preliminaire </text:p>
          <text:p text:style-name="P44">test</text:p>
          <text:p text:style-name="P44">de</text:p>
          <text:p text:style-name="P44">la</text:p>
          <text:p text:style-name="P44">question</text:p>
          <text:p text:style-name="P45">preliminaire</text:p>
          <text:p text:style-name="P46"><text:span text:style-name="T58">[e1604902@ens-iutva-0351 exo2]$</text:span> </text:p>
          <text:p text:style-name="P47"><text:soft-page-break/>Cat a renvoyer notre saisie dans le fichier</text:p>
        </text:list-header>
        <text:list-item text:start-value="1">
          <text:p text:style-name="P63"><text:span text:style-name="T16">Comment créer un fichier en saisissant les lignes qu'il contiendra au clavier</text:span> ?</text:p>
          <text:p text:style-name="P67">[e1604902@ens-iutva-0351 TP7]$ cat &gt; ex1</text:p>
          <text:p text:style-name="P67">contenu de</text:p>
          <text:p text:style-name="P67">la question 1</text:p>
          <text:p text:style-name="P67">[e1604902@ens-iutva-0351 TP7]$ cat ex1</text:p>
          <text:p text:style-name="P67">contenu de</text:p>
          <text:p text:style-name="P67">la question 1</text:p>
        </text:list-item>
        <text:list-item>
          <text:p text:style-name="P64">Comment copier un fichier <text:span text:style-name="T25">sans utiliser </text:span><text:span text:style-name="Cmd"><text:span text:style-name="T11">cp </text:span></text:span>?</text:p>
          <text:p text:style-name="P67">[e1604902@ens-iutva-0351 TP7]$ cat ex1 &gt; ex2</text:p>
          <text:p text:style-name="P67">[e1604902@ens-iutva-0351 TP7]$ cat ex2</text:p>
          <text:p text:style-name="P67">contenu de</text:p>
          <text:p text:style-name="P67">la question 1</text:p>
        </text:list-item>
        <text:list-item>
          <text:p text:style-name="P82">Comment fusionner deux fichiers <text:span text:style-name="T40">existants</text:span> <text:span text:style-name="T40">(f1 et f2) </text:span>vers un troisième <text:span text:style-name="T40">qui sera crée (f3),</text:span> en 2 commandes consécutives ?</text:p>
          <text:p text:style-name="P82"/>
        </text:list-item>
        <text:list-item>
          <text:p text:style-name="P65">Comment fusionner deux fichiers <text:span text:style-name="T40">existants</text:span> <text:span text:style-name="T40">(f1 et f2) </text:span>vers un troisième <text:span text:style-name="T40">qui sera crée (f3),</text:span> en une seule commande ?</text:p>
          <text:p text:style-name="P65"/>
        </text:list-item>
        <text:list-item>
          <text:p text:style-name="P72">Reprenez la question <text:span text:style-name="T28">1/</text:span> (question préliminaire) cette fois-ci avec <text:s/><text:span text:style-name="Cmd"><text:span text:style-name="T9">sort</text:span></text:span></text:p>
          <text:p text:style-name="P73"><text:span text:style-name="Cmd"><text:span text:style-name="T57">[e1604902@ens-iutva-0351 TP7]$ sort &gt; f1 </text:span></text:span></text:p>
          <text:p text:style-name="P73"><text:span text:style-name="Cmd"><text:span text:style-name="T57">test</text:span></text:span></text:p>
          <text:p text:style-name="P73"><text:span text:style-name="Cmd"><text:span text:style-name="T57">de </text:span></text:span></text:p>
          <text:p text:style-name="P73"><text:span text:style-name="Cmd"><text:span text:style-name="T57">la</text:span></text:span></text:p>
          <text:p text:style-name="P73"><text:span text:style-name="Cmd"><text:span text:style-name="T57">question1</text:span></text:span></text:p>
          <text:p text:style-name="P73"><text:span text:style-name="Cmd"><text:span text:style-name="T57">avec</text:span></text:span></text:p>
          <text:p text:style-name="P73"><text:span text:style-name="Cmd"><text:span text:style-name="T57">sort</text:span></text:span></text:p>
          <text:p text:style-name="P73"><text:span text:style-name="Cmd"><text:span text:style-name="T57">[e1604902@ens-iutva-0351 TP7]$ cat f1</text:span></text:span></text:p>
          <text:p text:style-name="P73"><text:span text:style-name="Cmd"><text:span text:style-name="T57">avec</text:span></text:span></text:p>
          <text:p text:style-name="P73"><text:span text:style-name="Cmd"><text:span text:style-name="T57">de</text:span></text:span></text:p>
          <text:p text:style-name="P73"><text:span text:style-name="Cmd"><text:span text:style-name="T57">la</text:span></text:span></text:p>
          <text:p text:style-name="P73"><text:span text:style-name="Cmd"><text:span text:style-name="T57">question1</text:span></text:span></text:p>
          <text:list>
            <text:list-header>
              <text:p text:style-name="P84"><text:span text:style-name="Cmd"><text:span text:style-name="T57"><text:s text:c="2"/>sort</text:span></text:span></text:p>
            </text:list-header>
          </text:list>
          <text:p text:style-name="P73"><text:span text:style-name="Cmd"><text:span text:style-name="T57">test</text:span></text:span></text:p>
          <text:p text:style-name="P73"><text:span text:style-name="Cmd"><text:span text:style-name="T64">sort fait la même chose que cat mais range par ordre alphabétique le contenu entré</text:span></text:span></text:p>
        </text:list-item>
        <text:list-item>
          <text:p text:style-name="P66"><text:soft-page-break/><text:span text:style-name="T26">E</text:span>n une seule commande, <text:span text:style-name="T26">c</text:span>omment afficher, triées, des données saisies au clavier ?</text:p>
          <text:p text:style-name="P70">[e1604902@ens-iutva-0351 TP7]$ sort</text:p>
          <text:p text:style-name="P70">a</text:p>
          <text:p text:style-name="P70">f</text:p>
          <text:p text:style-name="P70">g</text:p>
          <text:p text:style-name="P70">h</text:p>
          <text:p text:style-name="P70">j</text:p>
          <text:p text:style-name="P70">v</text:p>
          <text:p text:style-name="P70">a</text:p>
          <text:p text:style-name="P70">f</text:p>
          <text:p text:style-name="P70">g</text:p>
          <text:p text:style-name="P70">h</text:p>
          <text:p text:style-name="P70">j</text:p>
          <text:p text:style-name="P70">v</text:p>
          <text:p text:style-name="P77">Sort permet de trié par ordre alphabétique <text:span text:style-name="T68">les données saisies</text:span>.</text:p>
        </text:list-item>
        <text:list-item>
          <text:p text:style-name="P66"><text:span text:style-name="T26">E</text:span>n une seule commande, <text:span text:style-name="T26">c</text:span>omment trier des données d'un fichier vers un autre ?</text:p>
          <text:p text:style-name="P69">[e1604902@ens-iutva-0351 TP7]$ cat &gt; f1</text:p>
          <text:p text:style-name="P69">a</text:p>
          <text:p text:style-name="P69">g</text:p>
          <text:p text:style-name="P69">j</text:p>
          <text:p text:style-name="P69">f</text:p>
          <text:p text:style-name="P69">d</text:p>
          <text:p text:style-name="P69">[e1604902@ens-iutva-0351 TP7]$ sort f1 &gt; f2</text:p>
          <text:p text:style-name="P69">[e1604902@ens-iutva-0351 TP7]$ cat f2</text:p>
          <text:p text:style-name="P69">a</text:p>
          <text:p text:style-name="P69">d</text:p>
          <text:p text:style-name="P69">f</text:p>
          <text:p text:style-name="P69">g</text:p>
          <text:p text:style-name="P69">j</text:p>
          <text:p text:style-name="P78">Sort permet également de trié des éléments d’un fichier par ordre alphabétique.</text:p>
        </text:list-item>
        <text:list-item>
          <text:p text:style-name="P66"><text:span text:style-name="T19">E</text:span><text:span text:style-name="T16">n une seule commande, </text:span><text:span text:style-name="T19">c</text:span><text:span text:style-name="T16">omment fusionner deux fichiers </text:span><text:span text:style-name="T20">puis</text:span><text:span text:style-name="T16"> afficher le résultat sous forme triée ? </text:span></text:p>
          <text:p text:style-name="P69">[e1604902@ens-iutva-0351 TP7]$ cat &gt; f1</text:p>
          <text:p text:style-name="P69">a</text:p>
          <text:p text:style-name="P69">h</text:p>
          <text:p text:style-name="P69">[e1604902@ens-iutva-0351 TP7]$ cat &gt; f2</text:p>
          <text:p text:style-name="P69"><text:soft-page-break/>y</text:p>
          <text:p text:style-name="P69">f</text:p>
          <text:p text:style-name="P69">[e1604902@ens-iutva-0351 TP7]$ sort f1 f2</text:p>
          <text:p text:style-name="P69">a</text:p>
          <text:p text:style-name="P69">f</text:p>
          <text:p text:style-name="P69">h</text:p>
          <text:p text:style-name="P69">y</text:p>
          <text:p text:style-name="P70">[e1604902@ens-iutva-0351 TP7]$ sort f1 &gt; f3 f2 &gt; f3</text:p>
          <text:p text:style-name="P79"><text:span text:style-name="T65">Sort peut également ranger par ordre alphabétique 2 fichiers</text:span></text:p>
        </text:list-item>
        <text:list-item>
          <text:p text:style-name="P74"><text:span text:style-name="T26">E</text:span>n une seule commande, <text:span text:style-name="T26">c</text:span>omment fusionner deux fichiers dans un troisième en triant leurs données ?</text:p>
          <text:p text:style-name="P69">[e1604902@ens-iutva-0351 TP7]$ cat &gt; f1</text:p>
          <text:p text:style-name="P69">a</text:p>
          <text:p text:style-name="P69">h</text:p>
          <text:p text:style-name="P69">[e1604902@ens-iutva-0351 TP7]$ cat &gt; f2</text:p>
          <text:p text:style-name="P69">y</text:p>
          <text:p text:style-name="P70"><text:span text:style-name="T67">f</text:span></text:p>
          <text:p text:style-name="P70">[e1604902@ens-iutva-0351 TP7]$ cat f3</text:p>
          <text:p text:style-name="P70">a</text:p>
          <text:p text:style-name="P70">f</text:p>
          <text:p text:style-name="P70">h</text:p>
          <text:p text:style-name="P71">y</text:p>
        </text:list-item>
      </text:list>
      <text:p text:style-name="P16"/>
      <text:p text:style-name="P16"/>
      <text:p text:style-name="P18"/>
      <text:p text:style-name="P21"><text:span text:style-name="T42">Exercice </text:span><text:span text:style-name="T43">4</text:span><text:span text:style-name="T44"> </text:span></text:p>
      <text:p text:style-name="P22">Petit retour sur les scripts <text:span text:style-name="T49">et avertissement de sécurité</text:span></text:p>
      <text:p text:style-name="P29"><text:span text:style-name="T18">Soit le script </text:span><text:span text:style-name="Cmd"><text:span text:style-name="T34">concat.csh</text:span></text:span><text:span text:style-name="T18"> que vous trouverez sur le forum habituel.</text:span></text:p>
      <text:p text:style-name="P31"/>
      <text:list xml:id="list171215599152268" text:continue-list="list2134290624388309814" text:style-name="L1">
        <text:list-item text:start-value="1">
          <text:p text:style-name="P75">Copiez le fichier dans votre environnement et lancez son exécution (préalablement, pensez aux droits) en lui fournissant <text:span text:style-name="T45">comme jeu de données : </text:span><text:span text:style-name="Cmd"><text:span text:style-name="T46">cle</text:span></text:span><text:span text:style-name="T45"> pour la première chaîne demandée et </text:span><text:span text:style-name="Cmd"><text:span text:style-name="T46">ar</text:span></text:span><text:span text:style-name="T45"> pour la seconde</text:span>. Que fait-il ?</text:p>
        </text:list-item>
        <text:list-item>
          <text:p text:style-name="P75">Relancez-le en saisissant <text:span text:style-name="Cmd"><text:span text:style-name="T47">`cle</text:span></text:span><text:span text:style-name="Cmd"><text:span text:style-name="T33"> </text:span></text:span>p<text:span text:style-name="T45">our la première chaîne demandée et </text:span><text:span text:style-name="Cmd"><text:span text:style-name="T47">ar`</text:span></text:span><text:span text:style-name="T45"> pour la seconde (rappel : <text:s/></text:span><text:span text:style-name="Cmd"><text:span text:style-name="T47">` </text:span></text:span><text:span text:style-name="T45">est la backquote, caractère qui s’obtient par la combinaison de touches </text:span><text:span text:style-name="Cmd"><text:span text:style-name="T35"> altgr 7</text:span></text:span><text:span text:style-name="T45">). </text:span>Qu'observez-vous ?</text:p>
        </text:list-item>
        <text:list-item>
          <text:p text:style-name="P76">Editez le contenu du script et observez-en l'algorithme. <text:span text:style-name="T48">Que se passerait-il si l’utilisateur saisissait `</text:span><text:span text:style-name="Cmd"><text:span text:style-name="T31">rm -r</text:span></text:span><text:span text:style-name="Cmd"><text:span text:style-name="T32">f</text:span></text:span><text:span text:style-name="Cmd"><text:span text:style-name="T31"> *</text:span></text:span><text:span text:style-name="Cmd"><text:span text:style-name="T32">` </text:span></text:span><text:span text:style-name="T4">(ne le faites surtout pas!)</text:span><text:span text:style-name="T48"> ? </text:span>Que pouvez-vous en conclure en matière de sécurité ? Proposez une solution d'ordre général (sa mise en œuvre n'est pas demandée dans le cadre de cet exercice)</text:p>
        </text:list-item>
      </text:list>
      <text:list xml:id="list171216932767639" text:continue-list="list171215390701221" text:style-name="WW8Num2">
        <text:list-header>
          <text:p text:style-name="P83"/>
        </text:list-header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1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1.251cm" style:auto-text-indent="false" style:writing-mode="lr-tb"/>
      <style:text-properties style:use-window-font-color="true" style:font-name="Arial" fo:font-family="Arial" style:font-family-generic="swiss" style:font-pitch="variable" fo:font-size="12pt" fo:language="fr" fo:country="FR" style:font-name-asian="Times" style:font-family-asian="Times" style:font-family-generic-asian="roman" style:font-pitch-asian="variable" style:font-size-asian="12pt" style:font-name-complex="Times" style:font-family-complex="Times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language="zxx" fo:country="none" style:text-underline-style="solid" style:text-underline-width="auto" style:text-underline-color="font-color" style:language-asian="zxx" style:country-asian="non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16.002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 style:font-size-complex="9pt"/>
    </style:style>
    <style:style style:name="Auteurs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Article" style:family="paragraph" style:parent-style-name="Standard" style:list-style-name="WW8Num3">
      <style:paragraph-properties fo:margin-left="0.501cm" fo:margin-right="0cm" fo:text-align="start" style:justify-single-word="false" fo:text-indent="0cm" style:auto-text-indent="false">
        <style:tab-stops>
          <style:tab-stop style:position="0.499cm"/>
        </style:tab-stops>
      </style:paragraph-properties>
    </style:style>
    <style:style style:name="Retrait_20_1" style:display-name="Retrait 1" style:family="paragraph" style:parent-style-name="Standard">
      <style:paragraph-properties fo:margin-left="1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ArticleNum" style:family="paragraph" style:parent-style-name="Standard" style:list-style-name="WW8Num2">
      <style:paragraph-properties fo:margin-left="0cm" fo:margin-right="0cm" fo:text-align="start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style:use-window-font-color="true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Cmd" style:family="text" style:parent-style-name="Police_20_par_20_défaut">
      <style:text-properties fo:color="#000080" style:text-line-through-style="none" style:text-line-through-type="none" style:text-position="0% 100%" style:font-name="Courier New" fo:font-family="'Courier New'" style:font-family-generic="modern" fo:font-size="12pt" style:text-underline-style="none" style:font-size-asian="12pt"/>
    </style:style>
    <style:style style:name="Correction" style:family="text" style:parent-style-name="Cmd">
      <style:text-properties fo:color="#008000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Numbering_20_Symbols" style:num-suffix="/" style:num-format="1">
        <style:list-level-properties text:space-before="0.499cm" text:min-label-width="0.6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627cm" fo:margin-left="-0.123cm" table:align="left" style:writing-mode="lr-tb"/>
    </style:style>
    <style:style style:name="Tableau3.A" style:family="table-column">
      <style:table-column-properties style:column-width="4.976cm"/>
    </style:style>
    <style:style style:name="Tableau3.B" style:family="table-column">
      <style:table-column-properties style:column-width="8.537cm"/>
    </style:style>
    <style:style style:name="Tableau3.C" style:family="table-column">
      <style:table-column-properties style:column-width="5.11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MP3" style:family="paragraph" style:parent-style-name="Header">
      <style:paragraph-properties fo:margin-left="0cm" fo:margin-right="0cm" fo:text-align="end" style:justify-single-word="false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MP4" style:family="paragraph" style:parent-style-name="Header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MP5" style:family="paragraph" style:parent-style-name="Header">
      <style:text-properties fo:font-size="1pt" style:font-size-asian="1pt" style:font-size-complex="1pt"/>
    </style:style>
    <style:style style:name="MP6" style:family="paragraph" style:parent-style-name="Footer">
      <style:paragraph-properties fo:margin-left="0cm" fo:margin-right="-0.002cm" fo:text-align="start" style:justify-single-word="false" fo:text-indent="0cm" style:auto-text-indent="false">
        <style:tab-stops>
          <style:tab-stop style:position="9.502cm" style:type="center"/>
          <style:tab-stop style:position="18.503cm" style:type="right"/>
        </style:tab-stops>
      </style:paragraph-properties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style:text-position="super 58%" fo:font-size="11pt" style:font-size-asian="11pt" style:font-size-complex="11pt"/>
    </style:style>
    <style:style style:name="MT3" style:family="text"/>
    <style:page-layout style:name="Mpm1">
      <style:page-layout-properties fo:page-width="20.999cm" fo:page-height="29.699cm" style:num-format="1" style:print-orientation="portrait" fo:margin-top="1cm" fo:margin-bottom="1.401cm" fo:margin-left="1.501cm" fo:margin-right="1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<text:span text:style-name="MT1">DUT 1</text:span><text:span text:style-name="MT2">ère</text:span><text:span text:style-name="MT1"> année</text:span></text:p>
            </table:table-cell>
            <table:table-cell table:style-name="Tableau3.A1" office:value-type="string">
              <text:p text:style-name="MP2">Module : M1101 (Système) <text:s/>– <text:s/>Thème : Unix</text:p>
            </table:table-cell>
            <table:table-cell table:style-name="Tableau3.A1" office:value-type="string">
              <text:p text:style-name="MP3">UBS - I.U.T. de Vannes</text:p>
            </table:table-cell>
          </table:table-row>
          <table:table-row table:style-name="Tableau3.1">
            <table:table-cell table:style-name="Tableau3.A1" office:value-type="string">
              <text:p text:style-name="MP4"/>
            </table:table-cell>
            <table:table-cell table:style-name="Tableau3.A1" office:value-type="string">
              <text:p text:style-name="MP2">TD-TP n°7 : Redirections en C-shell</text:p>
            </table:table-cell>
            <table:table-cell table:style-name="Tableau3.A1" office:value-type="string">
              <text:p text:style-name="MP3">Département Informatique</text:p>
            </table:table-cell>
          </table:table-row>
        </table:table>
        <text:p text:style-name="MP5"/>
        <text:p text:style-name="MP5"/>
      </style:header>
      <style:footer>
        <text:p text:style-name="MP6"><text:tab/> <text:span text:style-name="Page_20_Number"><text:page-number text:select-page="current">9</text:page-number></text:span><text:span text:style-name="Page_20_Number">/</text:span><text:span text:style-name="Page_20_Number"><text:page-count style:num-format="1">9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title>Les fichiers UNIX peuvent àtre désignés de deux façons, soit de manière relative, soit de manière absolue</dc:title>
    <meta:initial-creator>Marielle</meta:initial-creator>
    <meta:creation-date>2003-10-18T21:27:00</meta:creation-date>
    <dc:date>2016-11-18T17:12:15.062365006</dc:date>
    <meta:print-date>2006-09-15T10:27:00</meta:print-date>
    <meta:editing-cycles>55</meta:editing-cycles>
    <meta:editing-duration>PT6H55M42S</meta:editing-duration>
    <meta:document-statistic meta:table-count="3" meta:image-count="0" meta:object-count="0" meta:page-count="9" meta:paragraph-count="247" meta:word-count="1581" meta:character-count="9312" meta:non-whitespace-character-count="7970"/>
    <meta:user-defined meta:name="Info 1"/>
    <meta:user-defined meta:name="Info 2"/>
    <meta:user-defined meta:name="Info 3"/>
    <meta:user-defined meta:name="Info 4"/>
  </office:meta>
</office:document-meta>
</file>